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052" officeooo:paragraph-rsid="000fd0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est fi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3:23:42.864753239</meta:creation-date>
    <dc:date>2020-06-17T13:24:13.949066946</dc:date>
    <meta:editing-duration>PT32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6.4.3.2$Linux_X86_64 LibreOffice_project/40$Build-2</meta:generator>
  </office:meta>
</office:document-meta>
</file>